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Preformatted_20_Text" style:list-style-name="L5">
      <style:paragraph-properties style:writing-mode="lr-tb"/>
    </style:style>
    <style:style style:name="P12" style:family="paragraph" style:parent-style-name="Preformatted_20_Text" style:list-style-name="L5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mpt pour l’IA de code — Interface VISUAL (landing + UI de base) </text:p>
      <text:p text:style-name="Standard"/>
      <text:p text:style-name="Text_20_body"><text:span text:style-name="Strong_20_Emphasis">Contexte &amp; objectif</text:span><text:line-break/>Tu es une IA de code senior. Conçois une interface web moderne pour <text:span text:style-name="Strong_20_Emphasis">VISUAL</text:span>, une plateforme hybride <text:span text:style-name="Strong_20_Emphasis">streaming + crowdfunding</text:span>. Un internaute peut <text:span text:style-name="Strong_20_Emphasis">regarder des vidéos/films</text:span> (extraits gratuits ou œuvres payantes). S’il paie, il accède au <text:span text:style-name="Strong_20_Emphasis">visuel complet</text:span>.<text:line-break/>Des <text:span text:style-name="Strong_20_Emphasis">porteurs de projet</text:span> (créateurs) publient leurs projets vidéo et sont <text:span text:style-name="Strong_20_Emphasis">rémunérés</text:span> (ventes directes ou répartition). Des <text:span text:style-name="Strong_20_Emphasis">investisseurs</text:span> soutiennent des projets avec de <text:span text:style-name="Strong_20_Emphasis">petites mises</text:span> (selon la catégorie, de <text:span text:style-name="Strong_20_Emphasis">0,20 € à 20 €</text:span>) et peuvent recevoir un <text:span text:style-name="Strong_20_Emphasis">retour</text:span> si leur sélection performe (principe de risque partagé conforme aux règles VISUAL).</text:p>
      <text:p text:style-name="Text_20_body"><text:span text:style-name="Strong_20_Emphasis">Catégories à mettre en scène</text:span></text:p>
      <text:list xml:id="list3716783792005180957" text:style-name="L1">
        <text:list-item>
          <text:p text:style-name="P1"><text:span text:style-name="Strong_20_Emphasis">Films / Vidéos / Documentaires</text:span> (investissements 2–20 € ; prix porteur 2/3/4/5/10 €)</text:p>
        </text:list-item>
        <text:list-item>
          <text:p text:style-name="P1"><text:span text:style-name="Strong_20_Emphasis">Les Voix de l’Info</text:span> (articles : micro‐prix 0,20–5 € ; partage 70% créateur / 30% VISUAL par vente)</text:p>
        </text:list-item>
        <text:list-item>
          <text:p text:style-name="P1"><text:span text:style-name="Strong_20_Emphasis">Visual Studio Live Show</text:span> (présentations live, investissements en temps réel, mêmes règles de redistribution que “vidéo”)</text:p>
        </text:list-item>
        <text:list-item>
          <text:p text:style-name="P1"><text:span text:style-name="Strong_20_Emphasis">Livres</text:span> (ebooks : prix auteur 2/3/4/5/8 € ; tranches lecteur 2–20 €)</text:p>
        </text:list-item>
        <text:list-item>
          <text:p text:style-name="P1"><text:span text:style-name="Strong_20_Emphasis">Petites Annonces</text:span> (hors compétition, options payantes ; <text:span text:style-name="Strong_20_Emphasis">ne pas</text:span> mélanger avec la redistribution)</text:p>
        </text:list-item>
      </text:list>
      <text:p text:style-name="Text_20_body"><text:span text:style-name="Strong_20_Emphasis">Design &amp; identité</text:span></text:p>
      <text:list xml:id="list1746453905276321517" text:style-name="L2">
        <text:list-item>
          <text:p text:style-name="P2"><text:span text:style-name="Strong_20_Emphasis">Style</text:span> : pro, clair, “wow” discret ; <text:span text:style-name="Strong_20_Emphasis">très simple à comprendre</text:span>.</text:p>
        </text:list-item>
        <text:list-item>
          <text:p text:style-name="P2"><text:span text:style-name="Strong_20_Emphasis">Couleurs dominantes (néon sur fond sombre)</text:span> :</text:p>
          <text:list>
            <text:list-item>
              <text:p text:style-name="P2"><text:span text:style-name="Strong_20_Emphasis">Bleu fluo</text:span> <text:span text:style-name="Source_20_Text">#00D1FF</text:span></text:p>
            </text:list-item>
            <text:list-item>
              <text:p text:style-name="P2"><text:span text:style-name="Strong_20_Emphasis">Violet fluo</text:span> <text:span text:style-name="Source_20_Text">#7B2CFF</text:span></text:p>
            </text:list-item>
            <text:list-item>
              <text:p text:style-name="P2"><text:span text:style-name="Strong_20_Emphasis">Rose fluo</text:span> <text:span text:style-name="Source_20_Text">#FF3CAC</text:span></text:p>
            </text:list-item>
            <text:list-item>
              <text:p text:style-name="P2">Fond sombre <text:span text:style-name="Strong_20_Emphasis">#0A0B1E</text:span>, texte <text:span text:style-name="Strong_20_Emphasis">#EAEAFB</text:span>, gris <text:span text:style-name="Strong_20_Emphasis">#9AA0B4</text:span></text:p>
            </text:list-item>
          </text:list>
        </text:list-item>
        <text:list-item>
          <text:p text:style-name="P2"><text:span text:style-name="Strong_20_Emphasis">Motifs</text:span> : dégradés légers (bleu→violet→rose), halos subtils, <text:span text:style-name="Strong_20_Emphasis">micro-animations 150–250 ms</text:span> (hover/press/reveal).</text:p>
        </text:list-item>
        <text:list-item>
          <text:p text:style-name="P2"><text:span text:style-name="Strong_20_Emphasis">Accessibilité</text:span> : contrastes AA minimum, focus visible, tailles réactives (mobile-first).</text:p>
        </text:list-item>
      </text:list>
      <text:p text:style-name="Text_20_body"><text:span text:style-name="Strong_20_Emphasis">Tech attendue (au choix, préciser tes décisions)</text:span></text:p>
      <text:list xml:id="list3904226396347406956" text:style-name="L3">
        <text:list-item>
          <text:p text:style-name="P3"><text:span text:style-name="Strong_20_Emphasis">Option A</text:span> : React + Tailwind + Framer Motion (+ shadcn/ui si utile).</text:p>
        </text:list-item>
        <text:list-item>
          <text:p text:style-name="P3"><text:span text:style-name="Strong_20_Emphasis">Option B</text:span> : Vue + Tailwind + Motion One.</text:p>
        </text:list-item>
        <text:list-item>
          <text:p text:style-name="P3"><text:span text:style-name="Strong_20_Emphasis">Option C</text:span> : HTML/CSS + JS vanilla (si tu veux limiter les dépendances).<text:line-break/>Livrer du <text:span text:style-name="Strong_20_Emphasis">code complet et exécutable</text:span> (une page ou mini-app), sans backend réel : <text:span text:style-name="Strong_20_Emphasis">données mockées</text:span> + <text:span text:style-name="Strong_20_Emphasis">endpoints factices</text:span>.</text:p>
        </text:list-item>
      </text:list>
      <text:p text:style-name="Horizontal_20_Line"/>
      <text:h text:style-name="Heading_20_2" text:outline-level="2">Écrans à produire (MVP démo)</text:h>
      <text:list xml:id="list3425964409958295120" text:style-name="L4">
        <text:list-item>
          <text:p text:style-name="P4"><text:span text:style-name="Strong_20_Emphasis">Landing / Accueil (HERO pédagogique)</text:span></text:p>
          <text:list>
            <text:list-item>
              <text:p text:style-name="P4">Titre : “<text:span text:style-name="Strong_20_Emphasis">VISUAL — Streaming + Investissement créatif</text:span>”.</text:p>
            </text:list-item>
            <text:list-item>
              <text:p text:style-name="P4"><text:soft-page-break/>Sous-titre : “Regarde. Soutiens. Partage la réussite.”</text:p>
            </text:list-item>
            <text:list-item>
              <text:p text:style-name="P4"><text:span text:style-name="Strong_20_Emphasis">Cards Catégories</text:span> (x6) avec icône, 1 phrase, <text:span text:style-name="Strong_20_Emphasis">CTA</text:span> (Découvrir).</text:p>
            </text:list-item>
            <text:list-item>
              <text:p text:style-name="P4"><text:span text:style-name="Strong_20_Emphasis">Bloc “Comment ça marche ?”</text:span> en 3 étapes :</text:p>
              <text:list>
                <text:list-item>
                  <text:p text:style-name="P4">Regarde un extrait → paie petit pour voir en entier,</text:p>
                </text:list-item>
                <text:list-item>
                  <text:p text:style-name="P4"><text:span text:style-name="Strong_20_Emphasis">Investis</text:span> une petite somme (0,20–20 € selon catégorie) → <text:span text:style-name="Strong_20_Emphasis">gagne des votes</text:span>,</text:p>
                </text:list-item>
                <text:list-item>
                  <text:p text:style-name="P4"><text:span text:style-name="Strong_20_Emphasis">Gagne potentiellement</text:span> si ton projet sélectionné termine en haut (règles résumées + lien “En savoir +”).</text:p>
                </text:list-item>
              </text:list>
            </text:list-item>
            <text:list-item>
              <text:p text:style-name="P4"><text:span text:style-name="Strong_20_Emphasis">Bandeau légal court</text:span> (pas de promesse de gains, mention des risques) + lien Disclaimer.</text:p>
            </text:list-item>
          </text:list>
        </text:list-item>
        <text:list-item>
          <text:p text:style-name="P4"><text:span text:style-name="Strong_20_Emphasis">Liste des projets (catégorie active)</text:span></text:p>
          <text:list>
            <text:list-item>
              <text:p text:style-name="P4"><text:span text:style-name="Strong_20_Emphasis">Filtre Catégorie</text:span> (affiche uniquement celles <text:span text:style-name="Strong_20_Emphasis">ON</text:span> ; celles <text:span text:style-name="Strong_20_Emphasis">OFF</text:span> montrent “Catégorie en cours / en travaux”).</text:p>
            </text:list-item>
            <text:list-item>
              <text:p text:style-name="P4">Cards projet : miniature/video teaser (auto-loop au hover, muet), titre, porteur, <text:span text:style-name="Strong_20_Emphasis">prix</text:span> ou <text:span text:style-name="Strong_20_Emphasis">tranches d’investissement</text:span>, <text:span text:style-name="Strong_20_Emphasis">votes</text:span>.</text:p>
            </text:list-item>
            <text:list-item>
              <text:p text:style-name="P4">Badges : <text:span text:style-name="Strong_20_Emphasis">Tendance</text:span>, <text:span text:style-name="Strong_20_Emphasis">TOP 10</text:span>, <text:span text:style-name="Strong_20_Emphasis">Nouveau</text:span>.</text:p>
            </text:list-item>
          </text:list>
        </text:list-item>
        <text:list-item>
          <text:p text:style-name="P4"><text:span text:style-name="Strong_20_Emphasis">Fiche projet (sheet/modale)</text:span></text:p>
          <text:list>
            <text:list-item>
              <text:p text:style-name="P4">Visuel (player mock), pitch, objectifs, <text:span text:style-name="Strong_20_Emphasis">grille d’achat/invest</text:span> (boutons 2/3/4/5/6/8/10/12/15/20 € — adapter selon catégorie),</text:p>
            </text:list-item>
            <text:list-item>
              <text:p text:style-name="P4"><text:span text:style-name="Strong_20_Emphasis">Barre d’info</text:span> : montants levés, nb d’investisseurs, <text:span text:style-name="Strong_20_Emphasis">coefficient d’engagement</text:span> (tooltips).</text:p>
            </text:list-item>
            <text:list-item>
              <text:p text:style-name="P4">CTA : <text:span text:style-name="Strong_20_Emphasis">Voir l’extrait</text:span> / <text:span text:style-name="Strong_20_Emphasis">Regarder en entier</text:span> / <text:span text:style-name="Strong_20_Emphasis">Investir</text:span>.</text:p>
            </text:list-item>
            <text:list-item>
              <text:p text:style-name="P4">“Règles de la catégorie” (popover).</text:p>
            </text:list-item>
          </text:list>
        </text:list-item>
        <text:list-item>
          <text:p text:style-name="P4"><text:span text:style-name="Strong_20_Emphasis">Dock de Curiosité</text:span> (barre fixe bas)</text:p>
          <text:list>
            <text:list-item>
              <text:p text:style-name="P4">Boutons : <text:span text:style-name="Strong_20_Emphasis">En direct</text:span>, <text:span text:style-name="Strong_20_Emphasis">Top 10</text:span>, <text:span text:style-name="Strong_20_Emphasis">Nouveau</text:span>, <text:span text:style-name="Strong_20_Emphasis">Surprends-moi</text:span>, “? <text:span text:style-name="Strong_20_Emphasis">Surprise du jour</text:span> +20 VISUpoints”.</text:p>
            </text:list-item>
            <text:list-item>
              <text:p text:style-name="P4">Effets légers (pulse, counters live).</text:p>
            </text:list-item>
            <text:list-item>
              <text:p text:style-name="P4">Le bouton <text:span text:style-name="Strong_20_Emphasis">Top 10</text:span> se <text:span text:style-name="Strong_20_Emphasis">désactive</text:span> si la catégorie correspondante est <text:span text:style-name="Strong_20_Emphasis">OFF</text:span>.</text:p>
            </text:list-item>
          </text:list>
        </text:list-item>
        <text:list-item>
          <text:p text:style-name="P4"><text:span text:style-name="Strong_20_Emphasis">État OFF (placeholders)</text:span></text:p>
          <text:list>
            <text:list-item>
              <text:p text:style-name="P4">Catégorie : “<text:span text:style-name="Strong_20_Emphasis">Catégorie en travaux</text:span>” (ou “en cours”), noindex.</text:p>
            </text:list-item>
            <text:list-item>
              <text:p text:style-name="P4">Rubrique : “<text:span text:style-name="Strong_20_Emphasis">Rubrique en travaux</text:span>”.</text:p>
            </text:list-item>
          </text:list>
        </text:list-item>
        <text:list-item>
          <text:p text:style-name="P4"><text:span text:style-name="Strong_20_Emphasis">Disclaimer &amp; Legal</text:span> (page simple)</text:p>
          <text:list>
            <text:list-item>
              <text:p text:style-name="P4">Rappels : risques d’investissement, conditions, 70/30 sur ventes d’articles (Info), arrondis à l’euro pour redistributions, 23 % VISUAL sur évènements de catégorie, etc.</text:p>
            </text:list-item>
          </text:list>
        </text:list-item>
      </text:list>
      <text:p text:style-name="Horizontal_20_Line"/>
      <text:h text:style-name="Heading_20_2" text:outline-level="2">Données &amp; comportements (mock)</text:h>
      <text:list xml:id="list3287718885885053046" text:style-name="L5">
        <text:list-item>
          <text:p text:style-name="P5"><text:span text:style-name="Strong_20_Emphasis">Toggles ON/OFF</text:span> (endpoint public factice) :</text:p>
          <text:p text:style-name="P11"><text:soft-page-break/><text:span text:style-name="Source_20_Text">{</text:span></text:p>
          <text:p text:style-name="P11"><text:span text:style-name="Source_20_Text"><text:s text:c="2"/>"films":{"visible":true,"message":""},</text:span></text:p>
          <text:p text:style-name="P11"><text:span text:style-name="Source_20_Text"><text:s text:c="2"/>"videos":{"visible":true,"message":""},</text:span></text:p>
          <text:p text:style-name="P11"><text:span text:style-name="Source_20_Text"><text:s text:c="2"/>"documentaires":{"visible":true,"message":""},</text:span></text:p>
          <text:p text:style-name="P11"><text:span text:style-name="Source_20_Text"><text:s text:c="2"/>"voix_info":{"visible":true,"message":""},</text:span></text:p>
          <text:p text:style-name="P11"><text:span text:style-name="Source_20_Text"><text:s text:c="2"/>"live_show":{"visible":true,"message":""},</text:span></text:p>
          <text:p text:style-name="P11"><text:span text:style-name="Source_20_Text"><text:s text:c="2"/>"livres":{"visible":true,"message":""},</text:span></text:p>
          <text:p text:style-name="P11"><text:span text:style-name="Source_20_Text"><text:s text:c="2"/>"petites_annonces":{"visible":true,"message":""}</text:span></text:p>
          <text:p text:style-name="P12"><text:span text:style-name="Source_20_Text">}</text:span></text:p>
        </text:list-item>
        <text:list-item>
          <text:p text:style-name="P5"><text:span text:style-name="Strong_20_Emphasis">Mapping votes (investissements)</text:span> : 2→1, 3→2, 4→3, 5→4, 6→5, 8→6, 10→7, 12→8, 15→9, 20→10 (adapter Voix de l’Info aux micro-montants).</text:p>
        </text:list-item>
        <text:list-item>
          <text:p text:style-name="P5"><text:span text:style-name="Strong_20_Emphasis">Prix porteurs</text:span> (affichage) :</text:p>
          <text:list>
            <text:list-item>
              <text:p text:style-name="P5">Vidéos : 2/3/4/5/10 € (max 10 €),</text:p>
            </text:list-item>
            <text:list-item>
              <text:p text:style-name="P5">Livres : 2/3/4/5/8 € (max 8 €).</text:p>
            </text:list-item>
          </text:list>
        </text:list-item>
        <text:list-item>
          <text:p text:style-name="P5"><text:span text:style-name="Strong_20_Emphasis">Etiquettes légales</text:span> : “Arrondis à l’euro inférieur pour les utilisateurs ; restes → VISUAL”.</text:p>
        </text:list-item>
        <text:list-item>
          <text:p text:style-name="P5"><text:span text:style-name="Strong_20_Emphasis">Coups d’œil live</text:span> : si <text:span text:style-name="Source_20_Text">live_show.visible=true</text:span>, afficher compteur “X spectateurs”.</text:p>
        </text:list-item>
      </text:list>
      <text:p text:style-name="Horizontal_20_Line"/>
      <text:h text:style-name="Heading_20_2" text:outline-level="2">Guideline d’animations (sobres &amp; élégantes)</text:h>
      <text:list xml:id="list173421190747555286" text:style-name="L6">
        <text:list-item>
          <text:p text:style-name="P6"><text:span text:style-name="Strong_20_Emphasis">Hover cards</text:span> : léger <text:span text:style-name="Strong_20_Emphasis">lift</text:span> + glow néon doux (ombre portée colorée).</text:p>
        </text:list-item>
        <text:list-item>
          <text:p text:style-name="P6"><text:span text:style-name="Strong_20_Emphasis">CTA</text:span> : ripple/focus visible, <text:span text:style-name="Strong_20_Emphasis">press</text:span> = scale 0.98.</text:p>
        </text:list-item>
        <text:list-item>
          <text:p text:style-name="P6"><text:span text:style-name="Strong_20_Emphasis">Transitions</text:span> : pages 200 ms, modales 180 ms (fade+slide up léger).</text:p>
        </text:list-item>
        <text:list-item>
          <text:p text:style-name="P6"><text:span text:style-name="Strong_20_Emphasis">Arrière-plan</text:span> : <text:span text:style-name="Strong_20_Emphasis">gradient animé ultra-lent</text:span> (10–20 s) opacité 10–15 %, pas de distraction.</text:p>
        </text:list-item>
      </text:list>
      <text:p text:style-name="Horizontal_20_Line"/>
      <text:h text:style-name="Heading_20_2" text:outline-level="2">Accessibilité &amp; perf</text:h>
      <text:list xml:id="list2560048205558430291" text:style-name="L7">
        <text:list-item>
          <text:p text:style-name="P7">Navigation clavier, aria-labels, alt textes, <text:span text:style-name="Strong_20_Emphasis">trap focus</text:span> dans les modales.</text:p>
        </text:list-item>
        <text:list-item>
          <text:p text:style-name="P7"><text:span text:style-name="Strong_20_Emphasis">LCP &lt; 2,5 s</text:span> cible : images optimisées, lazy-loading, vidéo en poster.</text:p>
        </text:list-item>
        <text:list-item>
          <text:p text:style-name="P7"><text:span text:style-name="Strong_20_Emphasis">Dark mode par défaut</text:span> ; prévoir variante light (option).</text:p>
        </text:list-item>
      </text:list>
      <text:p text:style-name="Horizontal_20_Line"/>
      <text:h text:style-name="Heading_20_2" text:outline-level="2">Livrables attendus</text:h>
      <text:list xml:id="list8875373389162111747" text:style-name="L8">
        <text:list-item>
          <text:p text:style-name="P8"><text:span text:style-name="Strong_20_Emphasis">Code complet</text:span> (une page ou mini-app) + <text:span text:style-name="Strong_20_Emphasis">README</text:span> rapide pour lancer.</text:p>
        </text:list-item>
        <text:list-item>
          <text:p text:style-name="P8">Données mock <text:span text:style-name="Strong_20_Emphasis">inline</text:span> ou en <text:span text:style-name="Source_20_Text">mock.json</text:span>.</text:p>
        </text:list-item>
        <text:list-item>
          <text:p text:style-name="P8">Aucun appel réseau réel requis.</text:p>
        </text:list-item>
        <text:list-item>
          <text:p text:style-name="P8">Style <text:span text:style-name="Strong_20_Emphasis">concis</text:span> et <text:span text:style-name="Strong_20_Emphasis">professionnel</text:span>, aux couleurs <text:span text:style-name="Strong_20_Emphasis">bleu/violet/rose fluo</text:span>.</text:p>
        </text:list-item>
      </text:list>
      <text:p text:style-name="Horizontal_20_Line"/>
      <text:h text:style-name="Heading_20_2" text:outline-level="2"><text:soft-page-break/>Bonus (si temps)</text:h>
      <text:list xml:id="list8048824519195889631" text:style-name="L9">
        <text:list-item>
          <text:p text:style-name="P9"><text:span text:style-name="Strong_20_Emphasis">Onboarding 3 étapes</text:span> (découvrir → suivre un porteur → investir 2 €).</text:p>
        </text:list-item>
        <text:list-item>
          <text:p text:style-name="P9"><text:span text:style-name="Strong_20_Emphasis">Favoris</text:span> &amp; <text:span text:style-name="Strong_20_Emphasis">Historique</text:span>.</text:p>
        </text:list-item>
        <text:list-item>
          <text:p text:style-name="P9"><text:span text:style-name="Strong_20_Emphasis">Mini-teaser</text:span> (2–3 s) au survol des cards.</text:p>
        </text:list-item>
      </text:list>
      <text:p text:style-name="Horizontal_20_Line"/>
      <text:h text:style-name="Heading_20_3" text:outline-level="3">Rappel concept (en une phrase à réutiliser dans la UI)</text:h>
      <text:p text:style-name="Quotations"><text:span text:style-name="Strong_20_Emphasis">VISUAL</text:span> combine <text:span text:style-name="Strong_20_Emphasis">streaming</text:span> et <text:span text:style-name="Strong_20_Emphasis">micro-investissement</text:span> : regarde, soutiens les créateurs, et partage les résultats selon les règles de chaque catégori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9-25T15:14:24.06</meta:creation-date>
    <meta:document-statistic meta:table-count="0" meta:image-count="0" meta:object-count="0" meta:page-count="4" meta:paragraph-count="86" meta:word-count="888" meta:character-count="5615"/>
    <dc:date>2025-09-25T15:16:42.05</dc:date>
    <meta:editing-duration>PT2M19S</meta:editing-duration>
    <meta:editing-cycles>1</meta:editing-cycles>
    <meta:generator>OpenOffice/4.1.15$Win32 OpenOffice.org_project/4115m2$Build-9813</meta:generator>
  </office:meta>
</office:document-meta>
</file>